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0f6cbe4"/>
    </style:style>
    <style:style style:name="P2" style:family="paragraph" style:parent-style-name="Text_20_body">
      <style:text-properties fo:font-weight="bold" officeooo:paragraph-rsid="00f9fa4c" style:font-weight-asian="bold" style:font-weight-complex="bold"/>
    </style:style>
    <style:style style:name="P3" style:family="paragraph" style:parent-style-name="Text_20_body">
      <style:text-properties officeooo:paragraph-rsid="01029c3b"/>
    </style:style>
    <style:style style:name="P4" style:family="paragraph" style:parent-style-name="Text_20_body">
      <style:text-properties officeooo:paragraph-rsid="01056d08"/>
    </style:style>
    <style:style style:name="P5" style:family="paragraph" style:parent-style-name="Text_20_body">
      <style:text-properties officeooo:rsid="00e51007" officeooo:paragraph-rsid="01006f59"/>
    </style:style>
    <style:style style:name="P6" style:family="paragraph" style:parent-style-name="Text_20_body">
      <style:text-properties officeooo:paragraph-rsid="01006f59"/>
    </style:style>
    <style:style style:name="P7" style:family="paragraph" style:parent-style-name="Text_20_body">
      <style:text-properties officeooo:rsid="01083ab1" officeooo:paragraph-rsid="01083ab1"/>
    </style:style>
    <style:style style:name="P8" style:family="paragraph" style:parent-style-name="Text_20_body">
      <style:text-properties officeooo:paragraph-rsid="00fad28f"/>
    </style:style>
    <style:style style:name="P9" style:family="paragraph" style:parent-style-name="Text_20_body">
      <style:text-properties officeooo:paragraph-rsid="00fc8c72"/>
    </style:style>
    <style:style style:name="P10" style:family="paragraph" style:parent-style-name="Text_20_body">
      <style:text-properties officeooo:paragraph-rsid="0109e9c1"/>
    </style:style>
    <style:style style:name="P11" style:family="paragraph" style:parent-style-name="Text_20_body">
      <style:text-properties officeooo:rsid="0109e9c1" officeooo:paragraph-rsid="0109e9c1"/>
    </style:style>
    <style:style style:name="P12" style:family="paragraph" style:parent-style-name="Text_20_body">
      <style:text-properties officeooo:paragraph-rsid="01029c3b"/>
    </style:style>
    <style:style style:name="P13" style:family="paragraph" style:parent-style-name="Text_20_body">
      <style:text-properties officeooo:paragraph-rsid="00f34c10"/>
    </style:style>
    <style:style style:name="P14" style:family="paragraph" style:parent-style-name="Text_20_body">
      <style:text-properties officeooo:rsid="010ad7a2" officeooo:paragraph-rsid="010ad7a2"/>
    </style:style>
    <style:style style:name="P15" style:family="paragraph" style:parent-style-name="Text_20_body">
      <style:text-properties officeooo:paragraph-rsid="010ad7a2"/>
    </style:style>
    <style:style style:name="P16" style:family="paragraph" style:parent-style-name="Text_20_body">
      <style:text-properties officeooo:rsid="010c686c" officeooo:paragraph-rsid="010c686c"/>
    </style:style>
    <style:style style:name="T1" style:family="text">
      <style:text-properties fo:font-weight="bold" style:font-weight-asian="bold" style:font-weight-complex="bold"/>
    </style:style>
    <style:style style:name="T2" style:family="text">
      <style:text-properties fo:font-weight="bold" officeooo:rsid="008be1ea" style:font-weight-asian="bold" style:font-weight-complex="bold"/>
    </style:style>
    <style:style style:name="T3" style:family="text">
      <style:text-properties fo:font-weight="bold" officeooo:rsid="0029c951" style:font-weight-asian="bold" style:font-weight-complex="bold"/>
    </style:style>
    <style:style style:name="T4" style:family="text">
      <style:text-properties fo:font-weight="bold" officeooo:rsid="00e03a2b" style:font-weight-asian="bold" style:font-weight-complex="bold"/>
    </style:style>
    <style:style style:name="T5" style:family="text">
      <style:text-properties fo:font-weight="bold" officeooo:rsid="00f745c5" style:font-weight-asian="bold" style:font-weight-complex="bold"/>
    </style:style>
    <style:style style:name="T6" style:family="text">
      <style:text-properties fo:font-weight="bold" officeooo:rsid="00f34c10" style:font-weight-asian="bold" style:font-weight-complex="bold"/>
    </style:style>
    <style:style style:name="T7" style:family="text">
      <style:text-properties fo:font-weight="bold" officeooo:rsid="00fc8c72" style:font-weight-asian="bold" style:font-weight-complex="bold"/>
    </style:style>
    <style:style style:name="T8" style:family="text">
      <style:text-properties fo:font-weight="bold" officeooo:rsid="01083ab1" style:font-weight-asian="bold" style:font-weight-complex="bold"/>
    </style:style>
    <style:style style:name="T9" style:family="text">
      <style:text-properties fo:font-weight="bold" officeooo:rsid="0109e9c1" style:font-weight-asian="bold" style:font-weight-complex="bold"/>
    </style:style>
    <style:style style:name="T10" style:family="text">
      <style:text-properties fo:font-weight="bold" officeooo:rsid="010ad7a2" style:font-weight-asian="bold" style:font-weight-complex="bold"/>
    </style:style>
    <style:style style:name="T11" style:family="text">
      <style:text-properties fo:font-weight="bold" officeooo:rsid="010c686c" style:font-weight-asian="bold" style:font-weight-complex="bold"/>
    </style:style>
    <style:style style:name="T12" style:family="text">
      <style:text-properties officeooo:rsid="008be1ea"/>
    </style:style>
    <style:style style:name="T13" style:family="text">
      <style:text-properties officeooo:rsid="009dfa9b"/>
    </style:style>
    <style:style style:name="T14" style:family="text">
      <style:text-properties fo:font-weight="normal" style:font-weight-asian="normal" style:font-weight-complex="normal"/>
    </style:style>
    <style:style style:name="T15" style:family="text">
      <style:text-properties fo:font-weight="normal" officeooo:rsid="0109e9c1" style:font-weight-asian="normal" style:font-weight-complex="normal"/>
    </style:style>
    <style:style style:name="T16" style:family="text">
      <style:text-properties fo:font-weight="normal" officeooo:rsid="00f5e23f" style:font-weight-asian="normal" style:font-weight-complex="normal"/>
    </style:style>
    <style:style style:name="T17" style:family="text">
      <style:text-properties fo:font-weight="normal" officeooo:rsid="00f38039" style:font-weight-asian="normal" style:font-weight-complex="normal"/>
    </style:style>
    <style:style style:name="T18" style:family="text">
      <style:text-properties fo:font-weight="normal" officeooo:rsid="010ad7a2" style:font-weight-asian="normal" style:font-weight-complex="normal"/>
    </style:style>
    <style:style style:name="T19" style:family="text">
      <style:text-properties fo:font-weight="normal" officeooo:rsid="010c686c" style:font-weight-asian="normal" style:font-weight-complex="normal"/>
    </style:style>
    <style:style style:name="T20" style:family="text">
      <style:text-properties officeooo:rsid="00e51007"/>
    </style:style>
    <style:style style:name="T21" style:family="text">
      <style:text-properties fo:color="#000000" fo:font-weight="normal" officeooo:rsid="00fe9587" style:font-weight-asian="normal" style:font-weight-complex="normal"/>
    </style:style>
    <style:style style:name="T22" style:family="text">
      <style:text-properties fo:color="#000000" fo:font-weight="normal" officeooo:rsid="01038a7a" style:font-weight-asian="normal" style:font-weight-complex="normal"/>
    </style:style>
    <style:style style:name="T23" style:family="text">
      <style:text-properties fo:color="#000000" fo:font-weight="normal" officeooo:rsid="0109e9c1" style:font-weight-asian="normal" style:font-weight-complex="normal"/>
    </style:style>
    <style:style style:name="T24" style:family="text">
      <style:text-properties fo:color="#000000" fo:font-weight="normal" officeooo:rsid="010c686c" style:font-weight-asian="normal" style:font-weight-complex="normal"/>
    </style:style>
    <style:style style:name="T25" style:family="text">
      <style:text-properties fo:color="#000000" fo:font-weight="bold" officeooo:rsid="00f6cbe4" style:font-weight-asian="bold" style:font-weight-complex="bold"/>
    </style:style>
    <style:style style:name="T26" style:family="text">
      <style:text-properties fo:color="#000000" fo:font-weight="bold" officeooo:rsid="00fe9587" style:font-weight-asian="bold" style:font-weight-complex="bold"/>
    </style:style>
    <style:style style:name="T27" style:family="text">
      <style:text-properties fo:color="#000000" fo:font-weight="bold" officeooo:rsid="01029c3b" style:font-weight-asian="bold" style:font-weight-complex="bold"/>
    </style:style>
    <style:style style:name="T28" style:family="text">
      <style:text-properties fo:color="#000000" fo:font-weight="bold" officeooo:rsid="01038a7a" style:font-weight-asian="bold" style:font-weight-complex="bold"/>
    </style:style>
    <style:style style:name="T29" style:family="text">
      <style:text-properties fo:color="#000000" fo:font-weight="bold" officeooo:rsid="0109e9c1" style:font-weight-asian="bold" style:font-weight-complex="bold"/>
    </style:style>
    <style:style style:name="T30" style:family="text">
      <style:text-properties fo:color="#000000" fo:font-weight="bold" officeooo:rsid="010ad7a2" style:font-weight-asian="bold" style:font-weight-complex="bold"/>
    </style:style>
    <style:style style:name="T31" style:family="text">
      <style:text-properties officeooo:rsid="00f745c5"/>
    </style:style>
    <style:style style:name="T32" style:family="text">
      <style:text-properties officeooo:rsid="01083ab1"/>
    </style:style>
    <style:style style:name="T33" style:family="text">
      <style:text-properties officeooo:rsid="0109e9c1"/>
    </style:style>
    <style:style style:name="T34" style:family="text">
      <style:text-properties officeooo:rsid="010ad7a2"/>
    </style:style>
    <style:style style:name="T35" style:family="text">
      <style:text-properties officeooo:rsid="010c68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CB IT Stuff recording <text:span text:style-name="T32">29 July</text:span> 201<text:span text:style-name="T13">5</text:span> transmission <text:span text:style-name="T32">30-31 July</text:span> 201<text:span text:style-name="T13">5</text:span></text:p>
      <text:p text:style-name="P6"><text:span text:style-name="T3">[0]</text:span><text:span text:style-name="T20"> Welcome to IT Stuff version 2015.7.2. Today we have a packed studio and a packed programme. The studio contains Shi, Kriss, Dick and John, and the programme contains Windows 10 and a lecture on Cyber Security. Well, a review of a lecture. It’s a bit like a reaction video on YouTube, you know the ones ;-)</text:span></text:p>
      <text:p text:style-name="P11"><text:span text:style-name="T1">[2 Min]</text:span> Bu<text:span text:style-name="T34">t first, bu</text:span>ried in the hype about Windows 10 is something even nastier. </text:p>
      <text:p text:style-name="P6"/>
      <text:p text:style-name="P5"><text:span text:style-name="T8">[</text:span><text:span text:style-name="T11">4</text:span><text:span text:style-name="T8"> Min]</text:span><text:span text:style-name="T32"> Four weeks ago we had</text:span> “what happened next” when British law was changed to allow limited copying of CDs, <text:span text:style-name="T32">well now we’ve got what happened to what happened next. Last time a court agreed that musicians should have been consulted about allowing consumers to backup their own bought and paid for CDs. And now the same court has decided that the new law must be struck down. So as of today we are back to the old situation where it is illegal to copy CDs that you’ve bought. The same court decided not to decide whether it was illegal to keep the copies you made while it was legal! They wonder why we think lawyers are useless!</text:span></text:p>
      <text:p text:style-name="P7"><text:span text:style-name="T1">[</text:span><text:span text:style-name="T11">6</text:span><text:span text:style-name="T1"> Min]</text:span> Downtime of the Month for July is, guess who? Sourceforge. In case you didn’t know that’s a site that <text:span text:style-name="T33">hosts</text:span> a vast quantity <text:span text:style-name="T33">of software projects</text:span>. <text:span text:style-name="T33">Like gitorious (which has shut down) and Google code (which is shutting down). And then there’s Sourceforge, which shut itself down! Sourceforge ha</text:span>d already got on <text:span text:style-name="T33">our</text:span> bad side a couple of months ago by taking over abandoned downloads and bundling dodgy toolbars into them for profit. And then karma struck with a vengeance, the site’s storage went spectacularly broken (possibly due to a lack of care and attention <text:span text:style-name="T33">since they laid off a load of</text:span> technical staff). <text:span text:style-name="T33">It took down not only Sourceforge, but also Slashdot (a geek news site nobody reads any more). </text:span>Two weeks and counting, some of <text:span text:style-name="T33">Sourceforge i</text:span>s still down -- shell access, I want me shell access back. But here’s the best bit. Just a couple of days ago <text:span text:style-name="T33">DHI Group </text:span>the company that owns Slashdot and Sourceforge actually put them up for sale! Like getting rid of your broken tat on ebay! Shout out to our chum Gareth... if you’re listening! </text:p>
      <text:p text:style-name="P10"><text:span text:style-name="T5">[</text:span><text:span text:style-name="T11">8</text:span><text:span text:style-name="T5"> Min]</text:span><text:span text:style-name="T31"> Derp of the month really has to go to Universal Pictures France. They sent a copyright takedown notice to Google for an illegal copy of Jurassic World that they’d found. Only problem was the address - 127.0.0.1 the ipv4 loopback address - not only were they complaining about a copy on their own system, but also they wanted Google to break everybody’s ipv4 stack. Am I the only person who remembers the Elite Warez Network on alt.sysadmin.recovery?</text:span></text:p>
      <text:p text:style-name="P10"><text:span text:style-name="T9">[</text:span><text:span text:style-name="T11">9</text:span><text:span text:style-name="T9"> Min]</text:span><text:span text:style-name="T33"> And now Windows 10, the Best Windows Ever. In a bizarre twist I personally got dragged onto BCB’s drive the other day to witter about it. Here’s what happened.</text:span></text:p>
      <text:p text:style-name="P10"><text:span text:style-name="T7">[</text:span><text:span text:style-name="T9">12 Min]</text:span><text:span text:style-name="T15"> See, that </text:span><text:span text:style-name="T19">goe</text:span><text:span text:style-name="T15">s so much better with a proper presenter, you should get shut of me, </text:span><text:span text:style-name="T19">like</text:span><text:span text:style-name="T18"> replace me with th</text:span><text:span text:style-name="T19">at</text:span><text:span text:style-name="T18"> BBC micro:bit, </text:span><text:span text:style-name="T19">this </text:span><text:span text:style-name="T18">new thing </text:span><text:span text:style-name="T19">that’s just come out </text:span><text:span text:style-name="T18">like the Raspberry Pi but tiner and it doesn’t seem to do much. Has anybody looked at this one? </text:span><text:span text:style-name="T19">What’s it good for?</text:span></text:p>
      <text:p text:style-name="P14"><text:span text:style-name="T14">Okay, something else you could replace me with is </text:span><text:span text:style-name="T19">a killer robot</text:span><text:span text:style-name="T14">. In previous shows we’ve charted which celebs are getting the screaming abdabs </text:span><text:span text:style-name="T19">about robots taking over and which celebs are cool with it. Well they’ve come together - Hawking, Musk, Woz and literally a thousand more notables - to warn that making autonomous killer drones is really not cool. They want the UN to ban them. Do we think that’ll happen?</text:span></text:p>
      <text:p text:style-name="P16"><text:span text:style-name="T19">H</text:span><text:span text:style-name="T14">ave you seen them megabot things by the way? Coooooool :-)</text:span></text:p>
      <text:p text:style-name="P1"><text:span text:style-name="T2">[1</text:span><text:span text:style-name="T4">4</text:span><text:span text:style-name="T2"> Min]</text:span><text:span text:style-name="T12"> This is BCB Radio 106.6 FM, you’re listening to IT Stuff, in Soviet Russia we welcome our robot overlords. Because slashdot. Coming up on the B side of the vinyl LP that is IT Stuff, we’ve got </text:span></text:p>
      <text:p text:style-name="P3"><text:span text:style-name="T25"/></text:p>
      <text:p text:style-name="P3"><text:span text:style-name="T25"/></text:p>
      <text:p text:style-name="P3"><text:soft-page-break/><text:span text:style-name="T25">[</text:span><text:span text:style-name="T26">1</text:span><text:span text:style-name="T29">5</text:span><text:span text:style-name="T26"> Min]</text:span><text:span text:style-name="T21"> </text:span></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Text_20_body"><text:span text:style-name="T27">[</text:span><text:span text:style-name="T29">2</text:span><text:span text:style-name="T30">1</text:span><text:span text:style-name="T28"> Min]</text:span><text:span text:style-name="T22"> Okeydokey let’s have a </text:span><text:span text:style-name="T24">quick </text:span><text:span text:style-name="T23">look at the local tech scene here in West Yorkshire,</text:span></text:p>
      <text:p text:style-name="P4"><text:span text:style-name="Strong_20_Emphasis"><text:span text:style-name="T14">CoderDojo </text:span></text:span><text:span text:style-name="Strong_20_Emphasis"><text:span text:style-name="T15">is on its summer hols. Awww. </text:span></text:span><text:span text:style-name="Strong_20_Emphasis"><text:span text:style-name="T18">But we have another</text:span></text:span> Badonkadonk the chillaxed 2 hour get together in a pub for game creators in the Bradford area to play each others games. The next one will be Wednesday <text:span text:style-name="T33">12th</text:span> <text:span text:style-name="T33">August</text:span> <text:a xlink:type="simple" xlink:href="https://www.google.com/calendar/embed?mode=AGENDA&amp;src=n1nuse2f649go98jelmr47jf9c%40group.calendar.google.com" text:style-name="Internet_20_link" text:visited-style-name="Visited_20_Internet_20_Link">7-9pm upstairs at the Sir Titus Salt (Wetherspoons behind the Alhambra).</text:a></text:p>
      <text:p text:style-name="P15"><text:span text:style-name="T34">We’re already getting slightly aroused by the prospect of the 2015 British Science Festival, a huge metorite of wonderfulness that will be crash landing right here in Bradford, 7 to 10 September, http://www.britishscienceassociation.org/bradford-2015. Ticketing is in operation, get em asap</text:span></text:p>
      <text:p text:style-name="P14">Attention jobseekers, Sky is opening a Tech Hub in Leeds (or maybe rebranding). If you’re not too squeamish to take Rupert’s dirty money, go along and subvert his evil empire.</text:p>
      <text:p text:style-name="P9"><text:span text:style-name="T16">If there’s anything else you listeners think we should be plugging, please do let us know, you can tweet us @itstuffradio. </text:span><text:span text:style-name="T17">By the way, we’re also on Mixcloud, ITStuff, and there’s a truly great website, </text:span><text:a xlink:type="simple" xlink:href="http://itstuff.org.uk/" office:target-frame-name="_blank" xlink:show="new" text:style-name="Internet_20_link" text:visited-style-name="Visited_20_Internet_20_Link"><text:span text:style-name="T16">itstuff.org.uk</text:span></text:a></text:p>
      <text:p text:style-name="P8"><text:span text:style-name="T1">[2</text:span><text:span text:style-name="T9">4</text:span><text:span text:style-name="T1"> Min]</text:span> <text:span text:style-name="T33">Finally the fate of Sourceforge should get us all thinking about mortality. What happens to all your social media when you croak? Well, Facebook is facing the final curtain. Your Facebook Legacy Contacts allows you to go to your settings and nominate someone. </text:span>The<text:span text:style-name="T33">y’ll be able to </text:span>write one final post and pin it to <text:span text:style-name="T33">your</text:span> Facebook profile, <text:span text:style-name="T33">and </text:span>update the cover photo <text:span text:style-name="T33">and</text:span> profile picture, and approve new friend requests. <text:span text:style-name="T33">Everything else</text:span>, including private messages and settings, will <text:span text:style-name="T33">be</text:span> locked. <text:span text:style-name="T33">Nokia must have had a similar arrangement with Microsoft, cos Nokia died and Microsoft took it over. Oh well. Here’s Bill Shatner, him and Sulu are the last ones left but I don’t think they are Facebook friends. Tarra!</text:span></text:p>
      <text:p text:style-name="P13"><text:span text:style-name="T6">[2</text:span><text:span text:style-name="T10">5</text:span><text:span text:style-name="T6"> min </text:span><text:span text:style-name="T10">17 sec</text:span><text:span text:style-name="T6">] </text:span><text:span text:style-name="T9">shatner</text:span><text:span text:style-name="T6">.wav<text:line-break/>[29 min 57 sec]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5-07-29T13:58:15.715790073</dc:date>
    <meta:editing-duration>PT3H51M54S</meta:editing-duration>
    <meta:editing-cycles>36</meta:editing-cycles>
    <meta:generator>LibreOffice/4.4.1.2$Linux_X86_64 LibreOffice_project/40m0$Build-2</meta:generator>
    <meta:document-statistic meta:table-count="0" meta:image-count="0" meta:object-count="0" meta:page-count="2" meta:paragraph-count="19" meta:word-count="985" meta:character-count="5566" meta:non-whitespace-character-count="4596"/>
  </office:meta>
</office:document-meta>
</file>